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4" style:family="graphic" style:parent-style-name="standard">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ff0033"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none" draw:fill="solid" draw:fill-color="#ff002b"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none" draw:fill="solid" draw:fill-color="#ff001f"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none" draw:fill="solid" draw:fill-color="#ff0014"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solid" draw:fill-color="#ff000a" draw:textarea-horizontal-align="left" draw:textarea-vertical-align="top" draw:auto-grow-height="false" fo:padding-top="0.229cm" fo:padding-bottom="0.229cm" fo:padding-left="0.441cm" fo:padding-right="0.441cm" fo:wrap-option="no-wrap" draw:shadow="hidden"/>
    </style:style>
    <style:style style:name="gr10" style:family="graphic" style:parent-style-name="standard">
      <style:graphic-properties draw:stroke="none" draw:fill="solid" draw:fill-color="#ff0000"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none" draw:fill="solid" draw:fill-color="#ff0d00" draw:textarea-horizontal-align="left" draw:textarea-vertical-align="top" draw:auto-grow-height="false" fo:padding-top="0.229cm" fo:padding-bottom="0.229cm" fo:padding-left="0.441cm" fo:padding-right="0.441cm" fo:wrap-option="no-wrap" draw:shadow="hidden"/>
    </style:style>
    <style:style style:name="gr12" style:family="graphic" style:parent-style-name="standard">
      <style:graphic-properties draw:stroke="none" draw:fill="solid" draw:fill-color="#ff1400" draw:textarea-horizontal-align="left" draw:textarea-vertical-align="top" draw:auto-grow-height="false" fo:padding-top="0.229cm" fo:padding-bottom="0.229cm" fo:padding-left="0.441cm" fo:padding-right="0.441cm" fo:wrap-option="no-wrap" draw:shadow="hidden"/>
    </style:style>
    <style:style style:name="gr13" style:family="graphic" style:parent-style-name="standard">
      <style:graphic-properties draw:stroke="none" draw:fill="solid" draw:fill-color="#ff2100" draw:textarea-horizontal-align="left" draw:textarea-vertical-align="top" draw:auto-grow-height="false" fo:padding-top="0.229cm" fo:padding-bottom="0.229cm" fo:padding-left="0.441cm" fo:padding-right="0.441cm" fo:wrap-option="no-wrap" draw:shadow="hidden"/>
    </style:style>
    <style:style style:name="gr14" style:family="graphic" style:parent-style-name="standard">
      <style:graphic-properties draw:stroke="none" draw:fill="solid" draw:fill-color="#ff2900" draw:textarea-horizontal-align="left" draw:textarea-vertical-align="top" draw:auto-grow-height="false" fo:padding-top="0.229cm" fo:padding-bottom="0.229cm" fo:padding-left="0.441cm" fo:padding-right="0.441cm" fo:wrap-option="no-wrap" draw:shadow="hidden"/>
    </style:style>
    <style:style style:name="gr15" style:family="graphic" style:parent-style-name="standard">
      <style:graphic-properties draw:stroke="none" draw:fill="solid" draw:fill-color="#ff3800" draw:textarea-horizontal-align="left" draw:textarea-vertical-align="top" draw:auto-grow-height="false" fo:padding-top="0.229cm" fo:padding-bottom="0.229cm" fo:padding-left="0.441cm" fo:padding-right="0.441cm" fo:wrap-option="no-wrap" draw:shadow="hidden"/>
    </style:style>
    <style:style style:name="gr16" style:family="graphic" style:parent-style-name="standard">
      <style:graphic-properties draw:stroke="none" draw:fill="solid" draw:fill-color="#ff4000" draw:textarea-horizontal-align="left" draw:textarea-vertical-align="top" draw:auto-grow-height="false" fo:padding-top="0.229cm" fo:padding-bottom="0.229cm" fo:padding-left="0.441cm" fo:padding-right="0.441cm" fo:wrap-option="no-wrap" draw:shadow="hidden"/>
    </style:style>
    <style:style style:name="gr17" style:family="graphic" style:parent-style-name="standard">
      <style:graphic-properties draw:stroke="none" draw:fill="solid" draw:fill-color="#ff4d00" draw:textarea-horizontal-align="left" draw:textarea-vertical-align="top" draw:auto-grow-height="false" fo:padding-top="0.229cm" fo:padding-bottom="0.229cm" fo:padding-left="0.441cm" fo:padding-right="0.441cm" fo:wrap-option="no-wrap" draw:shadow="hidden"/>
    </style:style>
    <style:style style:name="gr18" style:family="graphic" style:parent-style-name="standard">
      <style:graphic-properties draw:stroke="none" draw:fill="solid" draw:fill-color="#ff5400" draw:textarea-horizontal-align="left" draw:textarea-vertical-align="top" draw:auto-grow-height="false" fo:padding-top="0.229cm" fo:padding-bottom="0.229cm" fo:padding-left="0.441cm" fo:padding-right="0.441cm" fo:wrap-option="no-wrap" draw:shadow="hidden"/>
    </style:style>
    <style:style style:name="gr19" style:family="graphic" style:parent-style-name="standard">
      <style:graphic-properties draw:stroke="none" draw:fill="solid" draw:fill-color="#ff6100" draw:textarea-horizontal-align="left" draw:textarea-vertical-align="top" draw:auto-grow-height="false" fo:padding-top="0.229cm" fo:padding-bottom="0.229cm" fo:padding-left="0.441cm" fo:padding-right="0.441cm" fo:wrap-option="no-wrap" draw:shadow="hidden"/>
    </style:style>
    <style:style style:name="gr20" style:family="graphic" style:parent-style-name="standard">
      <style:graphic-properties draw:stroke="none" draw:fill="solid" draw:fill-color="#ff6b00" draw:textarea-horizontal-align="left" draw:textarea-vertical-align="top" draw:auto-grow-height="false" fo:padding-top="0.229cm" fo:padding-bottom="0.229cm" fo:padding-left="0.441cm" fo:padding-right="0.441cm" fo:wrap-option="no-wrap" draw:shadow="hidden"/>
    </style:style>
    <style:style style:name="gr21" style:family="graphic" style:parent-style-name="standard">
      <style:graphic-properties draw:stroke="none" draw:fill="solid" draw:fill-color="#ff7800" draw:textarea-horizontal-align="left" draw:textarea-vertical-align="top" draw:auto-grow-height="false" fo:padding-top="0.229cm" fo:padding-bottom="0.229cm" fo:padding-left="0.441cm" fo:padding-right="0.441cm" fo:wrap-option="no-wrap" draw:shadow="hidden"/>
    </style:style>
    <style:style style:name="gr22" style:family="graphic" style:parent-style-name="standard">
      <style:graphic-properties draw:stroke="none" draw:fill="solid" draw:fill-color="#ff8000" draw:textarea-horizontal-align="left" draw:textarea-vertical-align="top" draw:auto-grow-height="false" fo:padding-top="0.229cm" fo:padding-bottom="0.229cm" fo:padding-left="0.441cm" fo:padding-right="0.441cm" fo:wrap-option="no-wrap" draw:shadow="hidden"/>
    </style:style>
    <style:style style:name="gr23" style:family="graphic" style:parent-style-name="standard">
      <style:graphic-properties draw:stroke="none" draw:fill="solid" draw:fill-color="#ff8c00" draw:textarea-horizontal-align="left" draw:textarea-vertical-align="top" draw:auto-grow-height="false" fo:padding-top="0.229cm" fo:padding-bottom="0.229cm" fo:padding-left="0.441cm" fo:padding-right="0.441cm" fo:wrap-option="no-wrap" draw:shadow="hidden"/>
    </style:style>
    <style:style style:name="gr24" style:family="graphic" style:parent-style-name="standard">
      <style:graphic-properties draw:stroke="none" draw:fill="solid" draw:fill-color="#ff9400" draw:textarea-horizontal-align="left" draw:textarea-vertical-align="top" draw:auto-grow-height="false" fo:padding-top="0.229cm" fo:padding-bottom="0.229cm" fo:padding-left="0.441cm" fo:padding-right="0.441cm" fo:wrap-option="no-wrap" draw:shadow="hidden"/>
    </style:style>
    <style:style style:name="gr25" style:family="graphic" style:parent-style-name="standard">
      <style:graphic-properties draw:stroke="none" draw:fill="solid" draw:fill-color="#ffa100" draw:textarea-horizontal-align="left" draw:textarea-vertical-align="top" draw:auto-grow-height="false" fo:padding-top="0.229cm" fo:padding-bottom="0.229cm" fo:padding-left="0.441cm" fo:padding-right="0.441cm" fo:wrap-option="no-wrap" draw:shadow="hidden"/>
    </style:style>
    <style:style style:name="gr26" style:family="graphic" style:parent-style-name="standard">
      <style:graphic-properties draw:stroke="none" draw:fill="solid" draw:fill-color="#ffab00" draw:textarea-horizontal-align="left" draw:textarea-vertical-align="top" draw:auto-grow-height="false" fo:padding-top="0.229cm" fo:padding-bottom="0.229cm" fo:padding-left="0.441cm" fo:padding-right="0.441cm" fo:wrap-option="no-wrap" draw:shadow="hidden"/>
    </style:style>
    <style:style style:name="gr27" style:family="graphic" style:parent-style-name="standard">
      <style:graphic-properties draw:stroke="none" draw:fill="solid" draw:fill-color="#ffb800" draw:textarea-horizontal-align="left" draw:textarea-vertical-align="top" draw:auto-grow-height="false" fo:padding-top="0.229cm" fo:padding-bottom="0.229cm" fo:padding-left="0.441cm" fo:padding-right="0.441cm" fo:wrap-option="no-wrap" draw:shadow="hidden"/>
    </style:style>
    <style:style style:name="gr28" style:family="graphic" style:parent-style-name="standard">
      <style:graphic-properties draw:stroke="none" draw:fill="solid" draw:fill-color="#ffbf00" draw:textarea-horizontal-align="left" draw:textarea-vertical-align="top" draw:auto-grow-height="false" fo:padding-top="0.229cm" fo:padding-bottom="0.229cm" fo:padding-left="0.441cm" fo:padding-right="0.441cm" fo:wrap-option="no-wrap" draw:shadow="hidden"/>
    </style:style>
    <style:style style:name="gr29" style:family="graphic" style:parent-style-name="standard">
      <style:graphic-properties draw:stroke="none" draw:fill="solid" draw:fill-color="#ffcc00" draw:textarea-horizontal-align="left" draw:textarea-vertical-align="top" draw:auto-grow-height="false" fo:padding-top="0.229cm" fo:padding-bottom="0.229cm" fo:padding-left="0.441cm" fo:padding-right="0.441cm" fo:wrap-option="no-wrap" draw:shadow="hidden"/>
    </style:style>
    <style:style style:name="gr30" style:family="graphic" style:parent-style-name="standard">
      <style:graphic-properties draw:stroke="none" draw:fill="solid" draw:fill-color="#57002e" draw:textarea-horizontal-align="left" draw:textarea-vertical-align="top" draw:auto-grow-height="false" fo:padding-top="0.229cm" fo:padding-bottom="0.229cm" fo:padding-left="0.441cm" fo:padding-right="0.441cm" fo:wrap-option="no-wrap" draw:shadow="hidden"/>
    </style:style>
    <style:style style:name="gr31" style:family="graphic" style:parent-style-name="standard">
      <style:graphic-properties draw:stroke="none" draw:fill="solid" draw:fill-color="#fa471c" draw:textarea-horizontal-align="left" draw:textarea-vertical-align="top" draw:auto-grow-height="false" fo:padding-top="0.229cm" fo:padding-bottom="0.229cm" fo:padding-left="0.441cm" fo:padding-right="0.441cm" fo:wrap-option="no-wrap" draw:shadow="hidden"/>
    </style:style>
    <style:style style:name="gr32" style:family="graphic" style:parent-style-name="standard">
      <style:graphic-properties draw:stroke="none" draw:fill="solid" draw:fill-color="#cccc33" draw:textarea-horizontal-align="left" draw:textarea-vertical-align="top" draw:auto-grow-height="false" fo:padding-top="0.229cm" fo:padding-bottom="0.229cm" fo:padding-left="0.441cm" fo:padding-right="0.441cm" fo:wrap-option="no-wrap" draw:shadow="hidden"/>
    </style:style>
    <style:style style:name="gr33" style:family="graphic" style:parent-style-name="standard">
      <style:graphic-properties draw:stroke="none" draw:fill="solid" draw:fill-color="#999933" draw:textarea-horizontal-align="left" draw:textarea-vertical-align="top" draw:auto-grow-height="false" fo:padding-top="0.229cm" fo:padding-bottom="0.229cm" fo:padding-left="0.441cm" fo:padding-right="0.441cm" fo:wrap-option="no-wrap" draw:shadow="hidden"/>
    </style:style>
    <style:style style:name="gr34" style:family="graphic" style:parent-style-name="standard">
      <style:graphic-properties draw:stroke="none" draw:fill="solid" draw:fill-color="#8c941a" draw:textarea-horizontal-align="left" draw:textarea-vertical-align="top" draw:auto-grow-height="false" fo:padding-top="0.229cm" fo:padding-bottom="0.229cm" fo:padding-left="0.441cm" fo:padding-right="0.441cm" fo:wrap-option="no-wrap" draw:shadow="hidden"/>
    </style:style>
    <style:style style:name="gr35" style:family="graphic" style:parent-style-name="standard">
      <style:graphic-properties draw:stroke="none" draw:fill="solid" draw:fill-color="#1a2b00" draw:textarea-horizontal-align="left" draw:textarea-vertical-align="top" draw:auto-grow-height="false" fo:padding-top="0.229cm" fo:padding-bottom="0.229cm" fo:padding-left="0.441cm" fo:padding-right="0.441cm" fo:wrap-option="no-wrap" draw:shadow="hidden"/>
    </style:style>
    <style:style style:name="gr36" style:family="graphic" style:parent-style-name="standard">
      <style:graphic-properties draw:stroke="none" draw:fill="solid" draw:fill-color="#333300" draw:textarea-horizontal-align="left" draw:textarea-vertical-align="top" draw:auto-grow-height="false" fo:padding-top="0.229cm" fo:padding-bottom="0.229cm" fo:padding-left="0.441cm" fo:padding-right="0.441cm" fo:wrap-option="no-wrap" draw:shadow="hidden"/>
    </style:style>
    <style:style style:name="gr37" style:family="graphic" style:parent-style-name="standard">
      <style:graphic-properties draw:stroke="solid" svg:stroke-width="0.007cm" svg:stroke-color="#001700" draw:stroke-linejoin="round" draw:fill="solid" draw:fill-color="#1c9403" draw:textarea-horizontal-align="left" draw:textarea-vertical-align="top" draw:auto-grow-height="false" fo:padding-top="0.229cm" fo:padding-bottom="0.229cm" fo:padding-left="0.441cm" fo:padding-right="0.441cm" fo:wrap-option="no-wrap" draw:shadow="hidden"/>
    </style:style>
    <style:style style:name="P1" style:family="paragraph">
      <style:paragraph-properties fo:text-align="center"/>
    </style:style>
    <style:style style:name="P2"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text-align="center" style:writing-mode="lr-tb"/>
      <style:text-properties fo:font-size="24pt"/>
    </style:style>
    <style:style style:name="P4" style:family="paragraph">
      <style:paragraph-properties style:writing-mode="lr-tb"/>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custom-shape draw:style-name="gr2" draw:text-style-name="P2" draw:layer="layout" svg:width="0.003cm" svg:height="0.004cm" svg:x="9.947cm" svg:y="9.122cm">
            <text:p/>
            <draw:enhanced-geometry svg:viewBox="0 0 0 2" draw:type="non-primitive" draw:enhanced-path="M 0 2 L 0 0 0 2 0 2 0 2 Z N"/>
          </draw:custom-shape>
          <draw:g>
            <draw:rect draw:style-name="gr3" draw:text-style-name="P3" draw:layer="layout" svg:width="6.167cm" svg:height="6.467cm" svg:x="7.887cm" svg:y="4.511cm">
              <text:p/>
            </draw:rect>
            <draw:custom-shape draw:style-name="gr4" draw:text-style-name="P4" draw:layer="layout" svg:width="5.91cm" svg:height="6.21cm" svg:x="8.015cm" svg:y="4.64cm">
              <text:p/>
              <draw:enhanced-geometry svg:viewBox="0 0 3350 3520" draw:type="non-primitive" draw:enhanced-path="M 1696 0 L 1830 11 1967 41 2104 88 2239 149 2371 224 2500 306 2622 398 2736 494 2844 595 2939 697 3023 797 3095 896 3151 987 3191 1072 3216 1147 3218 1209 3217 1276 3227 1342 3244 1410 3267 1478 3316 1613 3337 1679 3350 1748 3341 1934 3312 2114 3267 2288 3204 2455 3126 2617 3036 2768 2984 2840 2927 2909 2871 2975 2811 3040 2745 3099 2680 3155 2608 3209 2537 3259 2386 3345 2223 3419 2055 3472 1877 3507 1787 3515 1696 3520 1602 3520 1507 3514 1383 3494 1264 3463 1153 3416 1052 3358 1004 3324 961 3285 919 3243 879 3198 845 3148 814 3096 761 2981 703 2991 644 2993 584 2982 525 2962 467 2936 410 2902 356 2862 306 2820 260 2774 219 2728 183 2680 156 2634 133 2592 121 2552 117 2517 123 2490 84 2394 54 2293 29 2192 12 2088 3 1982 0 1877 2 1770 11 1665 24 1558 44 1455 96 1252 162 1060 244 882 274 828 313 779 355 733 399 692 497 611 594 530 712 435 834 340 966 250 1104 167 1246 98 1393 45 1467 25 1542 11 1618 2 1696 0 1696 0 Z N"/>
            </draw:custom-shape>
            <draw:custom-shape draw:style-name="gr5" draw:text-style-name="P4" draw:layer="layout" svg:width="0.308cm" svg:height="0.209cm" svg:x="12.275cm" svg:y="9.995cm">
              <text:p/>
              <draw:enhanced-geometry svg:viewBox="0 0 174 118" draw:type="non-primitive" draw:enhanced-path="M 174 0 L 88 63 0 118 88 60 174 0 174 0 Z N"/>
            </draw:custom-shape>
            <draw:custom-shape draw:style-name="gr6" draw:text-style-name="P4" draw:layer="layout" svg:width="2.694cm" svg:height="1.953cm" svg:x="10.841cm" svg:y="8.598cm">
              <text:p/>
              <draw:enhanced-geometry svg:viewBox="0 0 1527 1107" draw:type="non-primitive" draw:enhanced-path="M 1527 0 L 1485 116 1435 230 1377 340 1313 443 1239 540 1160 632 1075 717 984 795 888 864 785 926 677 979 568 1024 453 1060 334 1085 213 1101 88 1107 0 1106 124 1083 248 1055 366 1019 483 976 595 926 703 868 807 806 908 737 1003 662 1095 582 1181 497 1261 407 1337 311 1406 211 1470 106 1527 0 1527 0 Z N"/>
            </draw:custom-shape>
            <draw:custom-shape draw:style-name="gr7" draw:text-style-name="P4" draw:layer="layout" svg:width="3.372cm" svg:height="2.835cm" svg:x="10.291cm" svg:y="7.716cm">
              <text:p/>
              <draw:enhanced-geometry svg:viewBox="0 0 1911 1607" draw:type="non-primitive" draw:enhanced-path="M 1125 1410 L 1213 1352 1299 1292 1367 1236 1433 1175 1493 1109 1551 1041 1606 969 1655 894 1744 736 1816 566 1868 387 1887 294 1901 200 1910 104 1911 4 1911 0 1871 163 1818 318 1753 467 1675 608 1584 743 1486 868 1375 986 1256 1093 1126 1192 989 1279 847 1352 695 1417 538 1467 376 1503 209 1525 37 1532 0 1532 96 1567 197 1591 298 1603 400 1607 497 1603 595 1594 687 1577 779 1557 868 1528 958 1495 1041 1454 1125 1410 1125 1410 Z N"/>
            </draw:custom-shape>
            <draw:custom-shape draw:style-name="gr8" draw:text-style-name="P4" draw:layer="layout" svg:width="3.647cm" svg:height="3.573cm" svg:x="10.016cm" svg:y="6.977cm">
              <text:p/>
              <draw:enhanced-geometry svg:viewBox="0 0 2067 2025" draw:type="non-primitive" draw:enhanced-path="M 468 2025 L 592 2002 716 1974 834 1938 951 1895 1063 1845 1171 1787 1275 1725 1376 1656 1471 1581 1563 1501 1649 1416 1729 1326 1805 1230 1874 1130 1938 1025 1995 919 2025 799 2048 678 2061 552 2067 423 2064 315 2053 207 2035 102 2014 0 2014 40 2005 225 1978 406 1932 582 1870 749 1793 907 1703 1058 1599 1198 1541 1264 1481 1328 1418 1388 1351 1446 1212 1549 1062 1640 902 1718 735 1778 560 1823 379 1852 193 1861 0 1849 51 1891 104 1925 160 1953 219 1976 341 2009 468 2025 468 2025 Z N"/>
            </draw:custom-shape>
            <draw:custom-shape draw:style-name="gr9" draw:text-style-name="P4" draw:layer="layout" svg:width="3.807cm" svg:height="4.056cm" svg:x="9.855cm" svg:y="6.363cm">
              <text:p/>
              <draw:enhanced-geometry svg:viewBox="0 0 2158 2299" draw:type="non-primitive" draw:enhanced-path="M 247 2299 L 284 2299 456 2292 623 2270 785 2234 942 2184 1094 2119 1236 2046 1373 1959 1503 1860 1622 1753 1733 1635 1831 1510 1922 1375 2000 1234 2065 1085 2118 930 2158 767 2155 663 2147 563 2131 463 2108 364 2082 269 2049 178 2013 86 1969 0 1988 95 2003 191 2011 288 2014 388 2004 564 1978 735 1936 901 1879 1061 1805 1212 1719 1355 1619 1487 1565 1552 1507 1610 1448 1669 1383 1722 1251 1823 1110 1909 957 1981 798 2040 631 2082 461 2108 284 2118 142 2111 0 2093 52 2161 111 2217 178 2262 247 2299 247 2299 Z N"/>
            </draw:custom-shape>
            <draw:custom-shape draw:style-name="gr10" draw:text-style-name="P4" draw:layer="layout" svg:width="3.813cm" svg:height="4.41cm" svg:x="9.756cm" svg:y="5.85cm">
              <text:p/>
              <draw:enhanced-geometry svg:viewBox="0 0 2161 2500" draw:type="non-primitive" draw:enhanced-path="M 2161 679 L 2161 639 2103 463 2030 298 1939 144 1887 72 1832 0 1894 160 1940 327 1969 499 1979 679 1971 846 1946 1009 1904 1166 1850 1317 1781 1460 1698 1595 1603 1722 1498 1837 1383 1942 1256 2037 1122 2121 978 2188 828 2243 670 2285 509 2309 340 2318 167 2309 0 2281 30 2344 65 2399 104 2448 147 2488 340 2500 526 2491 707 2462 882 2417 1049 2357 1209 2279 1359 2188 1498 2085 1565 2027 1628 1967 1688 1903 1746 1837 1850 1697 1940 1546 2017 1388 2079 1221 2125 1045 2152 864 2161 679 2161 679 Z N"/>
            </draw:custom-shape>
            <draw:custom-shape draw:style-name="gr11" draw:text-style-name="P4" draw:layer="layout" svg:width="3.716cm" svg:height="4.654cm" svg:x="9.693cm" svg:y="5.446cm">
              <text:p/>
              <draw:enhanced-geometry svg:viewBox="0 0 2106 2638" draw:type="non-primitive" draw:enhanced-path="M 2106 908 L 2103 808 2095 711 2080 615 2061 520 1974 371 1925 302 1871 235 1817 171 1756 111 1694 53 1628 0 1696 98 1752 200 1804 309 1845 422 1879 538 1904 658 1919 782 1923 908 1916 1065 1893 1219 1854 1368 1802 1510 1737 1646 1660 1772 1570 1892 1471 2003 1360 2102 1240 2190 1115 2268 978 2334 836 2386 687 2423 533 2448 376 2455 280 2453 185 2443 91 2429 0 2410 39 2521 92 2613 234 2631 376 2638 553 2628 723 2602 890 2560 1049 2501 1202 2429 1343 2343 1475 2242 1540 2189 1599 2130 1657 2072 1711 2007 1811 1875 1897 1732 1971 1581 2028 1421 2070 1255 2096 1084 2106 908 2106 908 Z N"/>
            </draw:custom-shape>
            <draw:custom-shape draw:style-name="gr11" draw:text-style-name="P4" draw:layer="layout" svg:width="0.743cm" svg:height="0.398cm" svg:x="8.809cm" svg:y="9.298cm">
              <text:p/>
              <draw:enhanced-geometry svg:viewBox="0 0 421 225" draw:type="non-primitive" draw:enhanced-path="M 421 203 L 364 221 308 225 253 213 200 192 147 157 96 114 46 61 0 0 98 62 202 117 308 164 421 203 421 203 Z N"/>
            </draw:custom-shape>
            <draw:custom-shape draw:style-name="gr12" draw:text-style-name="P4" draw:layer="layout" svg:width="4.647cm" svg:height="4.793cm" svg:x="8.601cm" svg:y="5.146cm">
              <text:p/>
              <draw:enhanced-geometry svg:viewBox="0 0 2634 2717" draw:type="non-primitive" draw:enhanced-path="M 2634 1078 L 2624 898 2595 726 2549 559 2487 399 2434 338 2375 281 2315 225 2253 173 2119 79 1976 0 2029 52 2080 105 2172 222 2256 346 2323 479 2378 621 2418 767 2444 920 2453 1078 2444 1227 2421 1372 2387 1510 2336 1646 2276 1771 2204 1892 2119 2004 2025 2108 1921 2202 1809 2287 1688 2359 1563 2419 1427 2469 1289 2504 1143 2527 995 2536 853 2528 714 2507 579 2475 451 2429 328 2373 210 2305 102 2229 0 2141 59 2259 124 2363 196 2451 233 2487 273 2518 311 2541 353 2562 394 2573 435 2579 477 2576 518 2564 562 2546 605 2518 625 2605 655 2680 822 2708 995 2717 1164 2708 1325 2684 1483 2642 1633 2587 1777 2520 1911 2436 2038 2341 2153 2236 2258 2121 2353 1994 2436 1859 2505 1716 2559 1565 2601 1408 2626 1245 2634 1078 2634 1078 Z N"/>
            </draw:custom-shape>
            <draw:custom-shape draw:style-name="gr13" draw:text-style-name="P4" draw:layer="layout" svg:width="4.633cm" svg:height="4.811cm" svg:x="8.453cm" svg:y="4.966cm">
              <text:p/>
              <draw:enhanced-geometry svg:viewBox="0 0 2626 2727" draw:type="non-primitive" draw:enhanced-path="M 2626 1180 L 2622 1054 2607 930 2582 810 2548 694 2507 581 2455 472 2399 370 2331 272 2203 181 2064 106 1917 46 1766 0 1840 47 1913 99 1979 154 2044 213 2103 276 2159 344 2210 414 2259 489 2299 567 2338 648 2368 731 2397 816 2417 904 2433 993 2442 1087 2445 1180 2437 1320 2417 1455 2383 1587 2338 1710 2279 1830 2211 1944 2132 2047 2044 2145 1948 2233 1841 2312 1729 2381 1611 2439 1485 2484 1354 2518 1217 2538 1079 2545 916 2535 761 2508 611 2462 470 2402 336 2327 213 2236 156 2186 101 2132 49 2078 0 2018 41 2138 87 2253 143 2358 202 2456 300 2518 404 2573 510 2620 623 2659 689 2620 703 2682 794 2701 888 2715 983 2725 1079 2727 1236 2720 1390 2695 1539 2658 1681 2606 1818 2540 1943 2462 2063 2374 2174 2275 2273 2164 2363 2044 2440 1918 2505 1782 2557 1640 2596 1491 2619 1337 2626 1180 2626 1180 Z N"/>
            </draw:custom-shape>
            <draw:custom-shape draw:style-name="gr14" draw:text-style-name="P4" draw:layer="layout" svg:width="4.573cm" svg:height="4.721cm" svg:x="8.356cm" svg:y="4.899cm">
              <text:p/>
              <draw:enhanced-geometry svg:viewBox="0 0 2592 2676" draw:type="non-primitive" draw:enhanced-path="M 2592 1218 L 2583 1060 2557 907 2517 761 2462 619 2395 486 2311 362 2219 245 2168 192 2115 140 1972 81 1824 38 1670 10 1513 0 1608 35 1700 77 1788 124 1870 179 1951 239 2024 306 2092 379 2155 455 2212 537 2262 624 2305 714 2341 810 2370 907 2392 1008 2405 1112 2409 1218 2402 1348 2383 1475 2351 1597 2308 1714 2255 1825 2190 1930 2118 2029 2034 2118 1945 2202 1847 2274 1741 2339 1631 2392 1513 2435 1391 2465 1264 2486 1134 2491 1043 2488 951 2480 863 2464 778 2442 693 2414 614 2382 536 2343 460 2300 389 2252 322 2200 257 2143 196 2082 140 2016 88 1947 42 1875 0 1800 21 1924 52 2046 93 2167 139 2281 241 2369 349 2445 467 2513 590 2569 718 2615 853 2647 992 2668 1134 2676 1282 2667 1428 2644 1566 2609 1702 2559 1827 2499 1948 2427 2060 2342 2164 2248 2258 2144 2343 2032 2415 1911 2475 1786 2526 1650 2560 1512 2583 1367 2592 1218 2592 1218 Z N"/>
            </draw:custom-shape>
            <draw:custom-shape draw:style-name="gr15" draw:text-style-name="P4" draw:layer="layout" svg:width="4.437cm" svg:height="4.557cm" svg:x="8.329cm" svg:y="4.899cm">
              <text:p/>
              <draw:enhanced-geometry svg:viewBox="0 0 2515 2583" draw:type="non-primitive" draw:enhanced-path="M 2515 1218 L 2512 1125 2503 1031 2487 942 2467 854 2438 769 2408 686 2369 605 2329 527 2280 452 2229 382 2173 314 2114 251 2049 192 1983 137 1910 85 1836 38 1676 10 1512 0 1352 9 1197 35 1313 46 1426 68 1537 98 1640 141 1741 192 1833 252 1920 321 2002 398 2074 481 2140 571 2196 666 2244 768 2281 874 2309 985 2326 1099 2332 1218 2326 1339 2309 1457 2280 1570 2240 1678 2191 1781 2132 1881 2062 1970 1986 2055 1901 2131 1812 2200 1712 2258 1609 2308 1501 2349 1388 2378 1270 2395 1149 2402 1045 2396 947 2385 848 2362 756 2334 665 2298 579 2255 497 2205 419 2149 345 2085 276 2019 216 1946 160 1868 109 1786 67 1699 31 1607 1 1514 0 1601 5 1712 18 1826 41 1941 70 2056 119 2116 171 2170 226 2224 283 2274 406 2365 540 2440 681 2500 831 2546 986 2573 1149 2583 1287 2576 1424 2556 1555 2522 1681 2477 1799 2419 1911 2350 2018 2271 2114 2183 2202 2085 2281 1982 2349 1868 2408 1748 2453 1625 2487 1493 2507 1358 2515 1218 2515 1218 Z N"/>
            </draw:custom-shape>
            <draw:custom-shape draw:style-name="gr16" draw:text-style-name="P4" draw:layer="layout" svg:width="4.276cm" svg:height="4.395cm" svg:x="8.329cm" svg:y="4.899cm">
              <text:p/>
              <draw:enhanced-geometry svg:viewBox="0 0 2424 2491" draw:type="non-primitive" draw:enhanced-path="M 2424 1218 L 2420 1112 2407 1008 2385 907 2356 810 2320 714 2277 624 2227 537 2170 455 2107 379 2039 306 1966 239 1885 179 1803 124 1715 77 1623 35 1528 0 1512 0 1421 3 1331 12 1243 26 1156 45 991 98 831 173 907 153 986 139 1067 128 1149 127 1260 131 1370 147 1475 175 1574 211 1669 258 1760 313 1845 375 1923 447 1992 524 2055 607 2110 697 2156 794 2192 893 2219 997 2237 1106 2242 1218 2237 1329 2219 1437 2192 1544 2156 1643 2110 1738 2055 1829 1992 1913 1923 1990 1845 2062 1760 2124 1669 2179 1574 2224 1475 2261 1370 2288 1260 2306 1149 2310 1037 2306 929 2288 825 2261 724 2224 628 2179 537 2124 455 2062 377 1990 306 1913 242 1829 188 1738 142 1643 105 1544 77 1437 62 1329 56 1218 57 1165 33 1270 14 1380 4 1489 0 1601 4 1701 15 1800 57 1875 103 1947 155 2016 211 2082 272 2143 337 2200 404 2252 475 2300 551 2343 629 2382 708 2414 793 2442 878 2464 966 2480 1058 2488 1149 2491 1279 2486 1406 2465 1528 2435 1646 2392 1756 2339 1862 2274 1960 2202 2049 2118 2133 2029 2205 1930 2270 1825 2323 1714 2366 1597 2398 1475 2417 1348 2424 1218 2424 1218 Z N"/>
            </draw:custom-shape>
            <draw:custom-shape draw:style-name="gr17" draw:text-style-name="P4" draw:layer="layout" svg:width="2.087cm" svg:height="4.176cm" svg:x="10.356cm" svg:y="4.961cm">
              <text:p/>
              <draw:enhanced-geometry svg:viewBox="0 0 1183 2367" draw:type="non-primitive" draw:enhanced-path="M 1183 1183 L 1177 1064 1160 950 1132 839 1095 733 1047 631 991 536 925 446 853 363 771 286 684 217 592 157 491 106 388 63 277 33 164 11 48 0 0 14 0 181 102 187 200 201 298 226 389 260 477 302 560 353 637 412 707 475 774 546 830 623 880 707 923 793 957 884 981 982 995 1080 1001 1183 995 1286 981 1385 957 1480 923 1572 880 1660 830 1744 774 1820 707 1890 637 1955 560 2013 477 2063 389 2106 298 2140 200 2163 102 2178 0 2184 0 2367 121 2360 239 2343 352 2314 460 2273 563 2223 663 2165 752 2096 837 2020 913 1935 983 1846 1042 1746 1091 1643 1131 1535 1160 1422 1177 1304 1183 1183 1183 1183 Z N"/>
            </draw:custom-shape>
            <draw:custom-shape draw:style-name="gr17" draw:text-style-name="P4" draw:layer="layout" svg:width="2.026cm" svg:height="4.151cm" svg:x="8.331cm" svg:y="4.985cm">
              <text:p/>
              <draw:enhanced-geometry svg:viewBox="0 0 1148 2353" draw:type="non-primitive" draw:enhanced-path="M 1148 0 L 1075 20 958 64 846 115 738 177 635 248 540 329 450 415 367 507 291 609 223 714 163 830 111 946 69 1072 38 1197 14 1331 0 1465 30 1558 66 1650 108 1737 159 1819 215 1897 275 1970 344 2036 418 2100 496 2156 578 2206 664 2249 755 2285 847 2313 946 2336 1044 2347 1148 2353 1148 2170 1044 2164 946 2149 850 2126 758 2092 670 2049 588 1999 510 1941 439 1876 376 1806 317 1730 267 1646 225 1558 190 1466 167 1371 151 1272 146 1169 151 1066 167 968 190 870 225 779 267 693 317 609 376 532 439 461 510 398 588 339 670 288 758 246 850 212 946 187 1044 173 1148 167 1148 0 1148 0 Z N"/>
            </draw:custom-shape>
            <draw:custom-shape draw:style-name="gr18" draw:text-style-name="P4" draw:layer="layout" svg:width="1.929cm" svg:height="3.851cm" svg:x="10.356cm" svg:y="5.123cm">
              <text:p/>
              <draw:enhanced-geometry svg:viewBox="0 0 1093 2183" draw:type="non-primitive" draw:enhanced-path="M 1093 1091 L 1088 979 1070 870 1043 766 1007 667 961 570 906 480 843 397 774 320 696 248 611 186 520 131 425 84 326 48 221 20 111 4 0 0 0 181 94 186 183 200 269 222 354 252 434 291 509 337 579 389 644 446 702 513 753 582 801 658 838 737 870 821 892 909 906 998 909 1091 906 1185 892 1274 870 1361 838 1446 801 1525 753 1600 702 1670 644 1734 579 1793 509 1846 434 1892 354 1929 269 1961 183 1983 94 1997 0 2001 0 2183 111 2179 221 2161 326 2134 425 2097 520 2052 611 1997 696 1935 774 1863 843 1786 906 1702 961 1611 1007 1516 1043 1417 1070 1310 1088 1202 1093 1091 1093 1091 Z N"/>
            </draw:custom-shape>
            <draw:custom-shape draw:style-name="gr18" draw:text-style-name="P4" draw:layer="layout" svg:width="1.929cm" svg:height="3.851cm" svg:x="8.428cm" svg:y="5.123cm">
              <text:p/>
              <draw:enhanced-geometry svg:viewBox="0 0 1093 2183" draw:type="non-primitive" draw:enhanced-path="M 1093 0 L 1011 1 930 12 851 26 775 46 641 127 514 225 454 278 397 333 343 392 294 454 200 587 118 729 53 878 1 1038 0 1091 6 1202 21 1310 49 1417 86 1516 132 1611 186 1702 250 1786 321 1863 399 1935 481 1997 572 2052 668 2097 769 2134 873 2161 981 2179 1093 2183 1093 2001 999 1997 909 1983 822 1961 739 1929 660 1892 583 1846 514 1793 449 1734 390 1670 338 1600 291 1525 253 1446 225 1361 201 1274 187 1185 183 1091 187 998 201 909 225 821 253 737 291 658 338 582 390 513 449 446 514 389 583 337 660 291 739 252 822 222 909 200 999 186 1093 181 1093 0 1093 0 Z N"/>
            </draw:custom-shape>
            <draw:custom-shape draw:style-name="gr19" draw:text-style-name="P4" draw:layer="layout" svg:width="1.766cm" svg:height="3.534cm" svg:x="10.356cm" svg:y="5.28cm">
              <text:p/>
              <draw:enhanced-geometry svg:viewBox="0 0 1001 2003" draw:type="non-primitive" draw:enhanced-path="M 1001 1002 L 995 899 981 801 957 703 923 612 880 526 830 442 774 365 707 294 637 231 560 172 477 121 389 79 298 45 200 20 102 6 0 0 0 183 84 187 164 199 244 219 318 248 390 283 458 323 520 370 579 422 631 481 680 545 722 612 756 683 782 759 802 837 814 918 820 1002 814 1086 802 1167 782 1246 756 1321 722 1393 680 1460 631 1522 579 1581 520 1635 458 1682 390 1722 318 1757 244 1786 164 1804 84 1816 0 1822 0 2003 102 1997 200 1982 298 1959 389 1925 477 1882 560 1832 637 1774 707 1709 774 1639 830 1563 880 1479 923 1391 957 1299 981 1204 995 1105 1001 1002 1001 1002 Z N"/>
            </draw:custom-shape>
            <draw:custom-shape draw:style-name="gr19" draw:text-style-name="P4" draw:layer="layout" svg:width="1.768cm" svg:height="3.534cm" svg:x="8.589cm" svg:y="5.28cm">
              <text:p/>
              <draw:enhanced-geometry svg:viewBox="0 0 1002 2003" draw:type="non-primitive" draw:enhanced-path="M 1002 0 L 898 6 800 20 704 45 612 79 524 121 442 172 364 231 293 294 230 365 171 442 121 526 79 612 44 703 21 801 5 899 0 1002 5 1105 21 1204 44 1299 79 1391 121 1479 171 1563 230 1639 293 1709 364 1774 442 1832 524 1882 612 1925 704 1959 800 1982 898 1997 1002 2003 1002 1822 917 1816 836 1804 759 1786 682 1757 612 1722 544 1682 481 1635 422 1581 370 1522 324 1460 282 1393 247 1321 220 1246 198 1167 187 1086 183 1002 187 918 198 837 220 759 247 683 282 612 324 545 370 481 422 422 481 370 544 323 612 283 682 248 759 219 836 199 917 187 1002 183 1002 0 1002 0 Z N"/>
            </draw:custom-shape>
            <draw:custom-shape draw:style-name="gr20" draw:text-style-name="P4" draw:layer="layout" svg:width="1.604cm" svg:height="3.211cm" svg:x="10.356cm" svg:y="5.442cm">
              <text:p/>
              <draw:enhanced-geometry svg:viewBox="0 0 909 1820" draw:type="non-primitive" draw:enhanced-path="M 909 910 L 906 817 892 728 870 640 838 556 801 477 753 401 702 332 644 265 579 208 509 156 434 110 354 71 269 41 183 19 94 5 0 0 0 182 75 185 147 196 216 214 284 238 347 270 406 306 464 349 516 395 562 447 604 503 640 563 671 627 696 693 715 764 725 836 728 910 725 985 715 1057 696 1126 671 1194 640 1257 604 1317 562 1374 516 1426 464 1472 406 1514 347 1550 284 1581 216 1605 147 1625 75 1635 0 1638 0 1820 94 1816 183 1802 269 1780 354 1748 434 1711 509 1665 579 1612 644 1553 702 1489 753 1419 801 1344 838 1265 870 1180 892 1093 906 1004 909 910 909 910 Z N"/>
            </draw:custom-shape>
            <draw:custom-shape draw:style-name="gr20" draw:text-style-name="P4" draw:layer="layout" svg:width="1.606cm" svg:height="3.211cm" svg:x="8.751cm" svg:y="5.442cm">
              <text:p/>
              <draw:enhanced-geometry svg:viewBox="0 0 910 1820" draw:type="non-primitive" draw:enhanced-path="M 910 0 L 816 5 726 19 639 41 556 71 477 110 400 156 331 208 266 265 207 332 155 401 108 477 70 556 42 640 18 728 4 817 0 910 4 1004 18 1093 42 1180 70 1265 108 1344 155 1419 207 1489 266 1553 331 1612 400 1665 477 1711 556 1748 639 1780 726 1802 816 1816 910 1820 910 1638 837 1635 763 1625 693 1605 626 1581 563 1550 502 1514 448 1472 396 1426 347 1374 305 1317 269 1257 237 1194 214 1126 197 1057 184 985 181 910 184 836 197 764 214 693 237 627 269 563 305 503 347 447 396 395 448 349 502 306 563 270 626 238 693 214 763 196 837 185 910 182 910 0 910 0 Z N"/>
            </draw:custom-shape>
            <draw:custom-shape draw:style-name="gr21" draw:text-style-name="P4" draw:layer="layout" svg:width="1.447cm" svg:height="2.892cm" svg:x="10.356cm" svg:y="5.603cm">
              <text:p/>
              <draw:enhanced-geometry svg:viewBox="0 0 820 1639" draw:type="non-primitive" draw:enhanced-path="M 820 819 L 814 735 802 654 782 576 756 500 722 429 680 362 631 298 579 239 520 187 458 140 390 100 318 65 244 36 164 16 84 4 0 0 0 182 65 186 128 195 189 212 248 232 303 258 356 291 405 327 450 369 491 413 527 464 560 516 586 570 609 629 624 690 635 753 637 819 635 883 624 948 609 1008 586 1067 560 1122 527 1175 491 1224 450 1269 405 1310 356 1348 303 1380 248 1407 189 1427 128 1443 65 1453 0 1456 0 1639 84 1633 164 1621 244 1603 318 1574 390 1539 458 1499 520 1452 579 1398 631 1339 680 1277 722 1210 756 1138 782 1063 802 984 814 903 820 819 820 819 Z N"/>
            </draw:custom-shape>
            <draw:custom-shape draw:style-name="gr21" draw:text-style-name="P4" draw:layer="layout" svg:width="1.445cm" svg:height="2.892cm" svg:x="8.911cm" svg:y="5.603cm">
              <text:p/>
              <draw:enhanced-geometry svg:viewBox="0 0 819 1639" draw:type="non-primitive" draw:enhanced-path="M 819 0 L 734 4 653 16 576 36 499 65 429 100 361 140 298 187 239 239 187 298 141 362 99 429 64 500 37 576 15 654 4 735 0 819 4 903 15 984 37 1063 64 1138 99 1210 141 1277 187 1339 239 1398 298 1452 361 1499 429 1539 499 1574 576 1603 653 1621 734 1633 819 1639 819 1456 754 1453 689 1443 629 1427 570 1407 515 1380 462 1348 413 1310 368 1269 326 1224 290 1175 257 1122 231 1067 210 1008 194 948 185 883 181 819 185 753 194 690 210 629 231 570 257 516 290 464 326 413 368 369 413 327 462 291 515 258 570 232 629 212 689 195 754 186 819 182 819 0 819 0 Z N"/>
            </draw:custom-shape>
            <draw:custom-shape draw:style-name="gr22" draw:text-style-name="P4" draw:layer="layout" svg:width="1.285cm" svg:height="2.569cm" svg:x="10.356cm" svg:y="5.763cm">
              <text:p/>
              <draw:enhanced-geometry svg:viewBox="0 0 728 1456" draw:type="non-primitive" draw:enhanced-path="M 728 728 L 725 654 715 582 696 511 671 445 640 381 604 321 562 265 516 213 464 167 406 124 347 88 284 56 216 32 147 14 75 3 0 0 0 183 56 184 110 193 213 224 304 276 347 307 386 341 422 381 454 423 503 515 535 618 543 671 546 728 543 783 535 838 503 942 454 1032 422 1075 386 1114 347 1150 304 1181 213 1231 110 1263 56 1271 0 1274 0 1456 75 1453 147 1443 216 1423 284 1399 347 1368 406 1332 464 1290 516 1244 562 1192 604 1135 640 1075 671 1012 696 944 715 875 725 803 728 728 728 728 Z N"/>
            </draw:custom-shape>
            <draw:custom-shape draw:style-name="gr22" draw:text-style-name="P4" draw:layer="layout" svg:width="1.287cm" svg:height="2.569cm" svg:x="9.07cm" svg:y="5.763cm">
              <text:p/>
              <draw:enhanced-geometry svg:viewBox="0 0 729 1456" draw:type="non-primitive" draw:enhanced-path="M 729 0 L 656 3 582 14 512 32 445 56 382 88 321 124 267 167 215 213 166 265 124 321 88 381 56 445 33 511 16 582 3 654 0 728 3 803 16 875 33 944 56 1012 88 1075 124 1135 166 1192 215 1244 267 1290 321 1332 382 1368 445 1399 512 1423 582 1443 656 1453 729 1456 729 1274 673 1271 618 1263 517 1231 424 1181 382 1150 342 1114 307 1075 277 1032 225 942 193 838 185 783 183 728 185 671 193 618 225 515 277 423 307 381 342 341 382 307 424 276 517 224 618 193 673 184 729 183 729 0 729 0 Z N"/>
            </draw:custom-shape>
            <draw:custom-shape draw:style-name="gr23" draw:text-style-name="P4" draw:layer="layout" svg:width="1.124cm" svg:height="2.248cm" svg:x="10.356cm" svg:y="5.924cm">
              <text:p/>
              <draw:enhanced-geometry svg:viewBox="0 0 637 1274" draw:type="non-primitive" draw:enhanced-path="M 637 637 L 635 571 624 508 609 447 586 388 560 334 527 282 491 231 450 187 405 145 356 109 303 76 248 50 189 30 128 13 65 4 0 0 0 181 92 191 177 217 255 259 290 285 321 315 352 347 378 381 419 459 447 545 455 637 447 730 419 813 378 891 352 925 321 959 290 989 255 1015 177 1055 92 1084 0 1092 0 1274 65 1271 128 1261 189 1245 248 1225 303 1198 356 1166 405 1128 450 1087 491 1042 527 993 560 940 586 885 609 826 624 766 635 701 637 637 637 637 Z N"/>
            </draw:custom-shape>
            <draw:custom-shape draw:style-name="gr23" draw:text-style-name="P4" draw:layer="layout" svg:width="1.126cm" svg:height="2.248cm" svg:x="9.231cm" svg:y="5.924cm">
              <text:p/>
              <draw:enhanced-geometry svg:viewBox="0 0 638 1274" draw:type="non-primitive" draw:enhanced-path="M 638 0 L 573 4 508 13 448 30 389 50 334 76 281 109 232 145 187 187 145 231 109 282 76 334 50 388 29 447 13 508 4 571 0 637 4 701 13 766 29 826 50 885 76 940 109 993 145 1042 187 1087 232 1128 281 1166 334 1198 389 1225 448 1245 508 1261 573 1271 638 1274 638 1092 547 1084 461 1055 383 1015 349 989 315 959 285 925 259 891 219 813 193 730 182 637 193 545 219 459 259 381 285 347 315 315 349 285 383 259 461 217 547 191 638 181 638 0 638 0 Z N"/>
            </draw:custom-shape>
            <draw:custom-shape draw:style-name="gr24" draw:text-style-name="P4" draw:layer="layout" svg:width="0.964cm" svg:height="1.925cm" svg:x="10.356cm" svg:y="6.086cm">
              <text:p/>
              <draw:enhanced-geometry svg:viewBox="0 0 546 1091" draw:type="non-primitive" draw:enhanced-path="M 546 545 L 543 488 535 435 503 332 454 240 422 198 386 158 347 124 304 93 213 41 110 10 56 1 0 0 0 181 74 188 143 210 203 243 258 288 301 341 336 404 356 471 363 545 356 617 336 687 301 750 258 803 203 846 143 881 74 901 0 908 0 1091 56 1088 110 1080 213 1048 304 998 347 967 386 931 422 892 454 849 503 759 535 655 543 600 546 545 546 545 Z N"/>
            </draw:custom-shape>
            <draw:custom-shape draw:style-name="gr24" draw:text-style-name="P4" draw:layer="layout" svg:width="0.964cm" svg:height="1.925cm" svg:x="9.393cm" svg:y="6.086cm">
              <text:p/>
              <draw:enhanced-geometry svg:viewBox="0 0 546 1091" draw:type="non-primitive" draw:enhanced-path="M 546 0 L 490 1 435 10 334 41 241 93 199 124 159 158 124 198 94 240 42 332 10 435 2 488 0 545 2 600 10 655 42 759 94 849 124 892 159 931 199 967 241 998 334 1048 435 1080 490 1088 546 1091 546 908 473 901 405 881 343 846 288 803 244 750 209 687 189 617 182 545 189 471 209 404 244 341 288 288 343 243 405 210 473 188 546 181 546 0 546 0 Z N"/>
            </draw:custom-shape>
            <draw:custom-shape draw:style-name="gr25" draw:text-style-name="P4" draw:layer="layout" svg:width="0.803cm" svg:height="1.608cm" svg:x="10.356cm" svg:y="6.243cm">
              <text:p/>
              <draw:enhanced-geometry svg:viewBox="0 0 455 911" draw:type="non-primitive" draw:enhanced-path="M 455 456 L 447 364 419 278 378 200 352 166 321 134 290 104 255 78 177 36 92 10 0 0 0 183 53 189 105 204 153 230 192 264 226 302 251 350 267 402 274 456 267 511 251 562 226 609 192 648 153 683 105 707 53 724 0 730 0 911 92 903 177 874 255 834 290 808 321 778 352 744 378 710 419 632 447 549 455 456 455 456 Z N"/>
            </draw:custom-shape>
            <draw:custom-shape draw:style-name="gr25" draw:text-style-name="P4" draw:layer="layout" svg:width="0.805cm" svg:height="1.608cm" svg:x="9.552cm" svg:y="6.243cm">
              <text:p/>
              <draw:enhanced-geometry svg:viewBox="0 0 456 911" draw:type="non-primitive" draw:enhanced-path="M 456 0 L 365 10 279 36 201 78 167 104 133 134 103 166 77 200 37 278 11 364 0 456 11 549 37 632 77 710 103 744 133 778 167 808 201 834 279 874 365 903 456 911 456 730 401 724 350 707 302 683 263 648 230 609 204 562 188 511 184 456 188 402 204 350 230 302 263 264 302 230 350 204 401 189 456 183 456 0 456 0 Z N"/>
            </draw:custom-shape>
            <draw:custom-shape draw:style-name="gr26" draw:text-style-name="P4" draw:layer="layout" svg:width="0.641cm" svg:height="1.283cm" svg:x="10.356cm" svg:y="6.405cm">
              <text:p/>
              <draw:enhanced-geometry svg:viewBox="0 0 363 727" draw:type="non-primitive" draw:enhanced-path="M 363 364 L 356 290 336 223 301 160 258 107 203 62 143 29 74 7 0 0 0 182 36 186 71 197 102 212 128 235 151 262 169 294 179 328 182 364 179 400 169 435 151 467 128 493 102 514 71 531 36 543 0 546 0 727 74 720 143 700 203 665 258 622 301 569 336 506 356 436 363 364 363 364 Z N"/>
            </draw:custom-shape>
            <draw:custom-shape draw:style-name="gr26" draw:text-style-name="P4" draw:layer="layout" svg:width="0.643cm" svg:height="1.283cm" svg:x="9.714cm" svg:y="6.405cm">
              <text:p/>
              <draw:enhanced-geometry svg:viewBox="0 0 364 727" draw:type="non-primitive" draw:enhanced-path="M 364 0 L 291 7 223 29 161 62 106 107 62 160 27 223 7 290 0 364 7 436 27 506 62 569 106 622 161 665 223 700 291 720 364 727 364 546 327 543 294 531 262 514 234 493 213 467 197 435 184 400 181 364 184 328 197 294 213 262 234 235 262 212 294 197 327 186 364 182 364 0 364 0 Z N"/>
            </draw:custom-shape>
            <draw:custom-shape draw:style-name="gr27" draw:text-style-name="P4" draw:layer="layout" svg:width="0.964cm" svg:height="0.966cm" svg:x="9.876cm" svg:y="6.566cm">
              <text:p/>
              <draw:enhanced-geometry svg:viewBox="0 0 546 547" draw:type="non-primitive" draw:enhanced-path="M 546 273 L 539 219 523 167 498 119 464 81 425 47 377 21 325 6 272 0 217 6 166 21 118 47 79 81 46 119 20 167 4 219 0 273 4 328 20 379 46 426 79 465 118 500 166 524 217 541 272 547 325 541 377 524 425 500 464 465 498 426 523 379 539 328 546 273 546 273 Z N"/>
            </draw:custom-shape>
            <draw:custom-shape draw:style-name="gr28" draw:text-style-name="P4" draw:layer="layout" svg:width="0.645cm" svg:height="0.643cm" svg:x="10.033cm" svg:y="6.726cm">
              <text:p/>
              <draw:enhanced-geometry svg:viewBox="0 0 365 364" draw:type="non-primitive" draw:enhanced-path="M 365 182 L 362 146 352 112 334 80 311 53 285 30 254 15 219 4 183 0 146 4 113 15 81 30 53 53 32 80 16 112 3 146 0 182 3 218 16 253 32 285 53 311 81 332 113 349 146 361 183 364 219 361 254 349 285 332 311 311 334 285 352 253 362 218 365 182 365 182 Z N"/>
            </draw:custom-shape>
            <draw:custom-shape draw:style-name="gr29" draw:text-style-name="P4" draw:layer="layout" svg:width="0.322cm" svg:height="0.322cm" svg:x="10.196cm" svg:y="6.885cm">
              <text:p/>
              <draw:enhanced-geometry svg:viewBox="0 0 182 182" draw:type="non-primitive" draw:enhanced-path="M 182 92 L 175 56 156 26 126 8 91 0 55 8 26 26 6 56 0 92 6 127 26 156 55 176 91 182 126 176 156 156 175 127 182 92 182 92 Z N"/>
            </draw:custom-shape>
            <draw:custom-shape draw:style-name="gr30" draw:text-style-name="P4" draw:layer="layout" svg:width="0.69cm" svg:height="2.668cm" svg:x="9.292cm" svg:y="6.763cm">
              <text:p/>
              <draw:enhanced-geometry svg:viewBox="0 0 391 1512" draw:type="non-primitive" draw:enhanced-path="M 180 1512 L 155 1355 145 1172 147 968 164 758 197 544 244 343 275 248 309 159 348 75 391 0 334 46 280 98 230 154 185 215 144 281 108 349 49 490 28 562 13 637 4 707 0 778 5 845 15 912 33 972 59 1028 85 1093 99 1155 108 1277 112 1338 123 1397 144 1456 180 1512 180 1512 Z N"/>
            </draw:custom-shape>
            <draw:custom-shape draw:style-name="gr31" draw:text-style-name="P4" draw:layer="layout" svg:width="2.58cm" svg:height="2.677cm" svg:x="10.714cm" svg:y="7.511cm">
              <text:p/>
              <draw:enhanced-geometry svg:viewBox="0 0 1462 1517" draw:type="non-primitive" draw:enhanced-path="M 0 1481 L 98 1507 208 1517 324 1511 450 1491 576 1457 706 1405 834 1337 955 1255 1014 1208 1072 1156 1125 1101 1177 1041 1225 979 1271 910 1311 838 1349 763 1379 681 1406 596 1429 508 1446 414 1457 318 1462 216 1461 110 1452 0 1393 180 1320 344 1238 492 1145 627 1046 750 939 859 831 957 720 1045 611 1123 503 1192 300 1310 127 1403 56 1445 0 1481 0 1481 Z N"/>
            </draw:custom-shape>
            <draw:custom-shape draw:style-name="gr32" draw:text-style-name="P4" draw:layer="layout" svg:width="0.766cm" svg:height="0.752cm" svg:x="10.257cm" svg:y="5.811cm">
              <text:p/>
              <draw:enhanced-geometry svg:viewBox="0 0 434 426" draw:type="non-primitive" draw:enhanced-path="M 117 120 L 160 82 203 54 287 12 323 2 357 0 386 5 409 20 426 45 434 74 432 108 421 147 403 189 380 232 350 272 313 314 271 350 229 380 150 416 115 425 83 426 62 424 45 415 35 398 40 389 52 383 58 379 37 373 19 359 4 339 0 307 4 271 23 226 60 176 117 120 117 120 Z N"/>
            </draw:custom-shape>
            <draw:custom-shape draw:style-name="gr33" draw:text-style-name="P4" draw:layer="layout" svg:width="0.671cm" svg:height="0.625cm" svg:x="10.303cm" svg:y="5.936cm">
              <text:p/>
              <draw:enhanced-geometry svg:viewBox="0 0 380 354" draw:type="non-primitive" draw:enhanced-path="M 356 158 L 324 201 287 243 230 291 176 322 124 345 79 354 56 345 47 331 56 322 81 319 56 305 34 301 1 292 0 265 17 222 55 165 115 98 151 69 186 43 255 8 288 1 315 0 341 6 360 17 376 43 380 76 373 115 356 158 356 158 Z N"/>
            </draw:custom-shape>
            <draw:custom-shape draw:style-name="gr34" draw:text-style-name="P4" draw:layer="layout" svg:width="0.521cm" svg:height="0.5cm" svg:x="10.402cm" svg:y="6.059cm">
              <text:p/>
              <draw:enhanced-geometry svg:viewBox="0 0 295 283" draw:type="non-primitive" draw:enhanced-path="M 85 80 L 143 35 197 8 246 0 265 5 281 15 292 32 295 54 294 80 285 110 231 173 182 215 134 247 86 268 43 283 36 277 26 265 30 258 45 251 27 248 13 239 4 225 0 208 6 183 22 154 48 120 85 80 85 80 Z N"/>
            </draw:custom-shape>
            <draw:custom-shape draw:style-name="gr35" draw:text-style-name="P4" draw:layer="layout" svg:width="0.271cm" svg:height="0.216cm" svg:x="10.557cm" svg:y="6.312cm">
              <text:p/>
              <draw:enhanced-geometry svg:viewBox="0 0 153 122" draw:type="non-primitive" draw:enhanced-path="M 7 122 L 0 114 4 96 20 72 47 39 76 17 104 3 128 0 145 6 153 20 143 30 108 62 75 86 7 122 7 122 Z N"/>
            </draw:custom-shape>
            <draw:custom-shape draw:style-name="gr36" draw:text-style-name="P4" draw:layer="layout" svg:width="0.403cm" svg:height="0.359cm" svg:x="10.472cm" svg:y="6.185cm">
              <text:p/>
              <draw:enhanced-geometry svg:viewBox="0 0 228 203" draw:type="non-primitive" draw:enhanced-path="M 227 63 L 191 102 150 138 108 167 29 203 28 186 31 181 8 171 0 163 0 151 19 115 71 60 113 26 155 6 191 0 218 11 228 33 227 63 227 63 Z N"/>
            </draw:custom-shape>
            <draw:custom-shape draw:style-name="gr37" draw:text-style-name="P4" draw:layer="layout" svg:width="0.611cm" svg:height="0.853cm" svg:x="10.113cm" svg:y="5.569cm">
              <text:p/>
              <draw:enhanced-geometry svg:viewBox="0 0 346 483" draw:type="non-primitive" draw:enhanced-path="M 304 35 L 299 218 324 330 346 431 344 466 337 476 327 481 311 483 291 477 232 448 173 362 119 270 65 182 33 139 0 101 39 64 76 36 114 16 153 3 190 0 229 3 266 16 304 35 304 35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50:25</dc:date>
    <dc:language>en-US</dc:language>
    <meta:editing-cycles>2</meta:editing-cycles>
    <meta:editing-duration>PT3M26S</meta:editing-duration>
    <meta:user-defined meta:name="Info 1"/>
    <meta:user-defined meta:name="Info 2"/>
    <meta:user-defined meta:name="Info 3"/>
    <meta:user-defined meta:name="Info 4"/>
    <meta:document-statistic meta:object-count="51"/>
  </office:meta>
</office:document-meta>
</file>